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70bb" officeooo:paragraph-rsid="001d70bb"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f291d" officeooo:paragraph-rsid="001f291d"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03f87" officeooo:paragraph-rsid="00203f87"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76dd7" officeooo:paragraph-rsid="00276dd7"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style:text-underline-style="none" fo:font-weight="normal" officeooo:rsid="0031c8c7" officeooo:paragraph-rsid="0031c8c7" style:font-style-asian="normal" style:font-weight-asian="normal"/>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style:text-underline-style="none" fo:font-weight="normal" style:font-style-asian="normal" style:font-weight-asian="normal"/>
    </style:style>
    <style:style style:name="P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33e580" style:font-style-asian="normal" style:font-weight-asian="normal"/>
    </style:style>
    <style:style style:name="T4" style:family="text">
      <style:text-properties officeooo:rsid="001740fd"/>
    </style:style>
    <style:style style:name="T5" style:family="text">
      <style:text-properties officeooo:rsid="001a23c2"/>
    </style:style>
    <style:style style:name="T6" style:family="text">
      <style:text-properties officeooo:rsid="001f291d"/>
    </style:style>
    <style:style style:name="T7" style:family="text">
      <style:text-properties officeooo:rsid="00230735"/>
    </style:style>
    <style:style style:name="T8" style:family="text">
      <style:text-properties officeooo:rsid="0025aa86"/>
    </style:style>
    <style:style style:name="T9" style:family="text">
      <style:text-properties officeooo:rsid="0027f468"/>
    </style:style>
    <style:style style:name="T10" style:family="text">
      <style:text-properties officeooo:rsid="0028eb04"/>
    </style:style>
    <style:style style:name="T11" style:family="text">
      <style:text-properties officeooo:rsid="00310722"/>
    </style:style>
    <style:style style:name="T12" style:family="text">
      <style:text-properties officeooo:rsid="0031595e"/>
    </style:style>
    <style:style style:name="T13" style:family="text">
      <style:text-properties officeooo:rsid="0031c8c7"/>
    </style:style>
    <style:style style:name="T14" style:family="text">
      <style:text-properties officeooo:rsid="0035b300"/>
    </style:style>
    <style:style style:name="T15" style:family="text">
      <style:text-properties officeooo:rsid="0037a3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People’s Assembly, convening on the <text:span text:style-name="T11">14</text:span><text:span text:style-name="T5">th</text:span> of <text:span text:style-name="T5">May</text:span> 202<text:span text:style-name="T4">1</text:span> under the <text:span text:style-name="T12">5th</text:span><text:span text:style-name="T11"> Extraordinary</text:span> PA Meeting.</text:p>
      <text:p text:style-name="P1"/>
      <text:p text:style-name="P1">The Assembly, recognising the current situation,</text:p>
      <text:p text:style-name="P1"/>
      <text:p text:style-name="P2">Constitutes that the server has less than 3 hours of activity per week and dropping,</text:p>
      <text:p text:style-name="P2">Constitutes that the People’s Assembly has a mixed role of meta and roleplaying causing issues,</text:p>
      <text:p text:style-name="P2">Constitutes that the peoples of the server are finding trouble staying in other places and want to return and build a new server alike, merging it with the current.</text:p>
      <text:p text:style-name="P2">Affirms it possibility through the People’s Assembly and the Council of the Server;</text:p>
      <text:p text:style-name="P2">Establishes the following motion:</text:p>
      <text:p text:style-name="P2"/>
      <text:p text:style-name="P2">1. <text:span text:style-name="T6">To publish a public world download and replace the current world with the 1:500 world map.</text:span></text:p>
      <text:p text:style-name="P3">2. The end the backups, as this would be unviable with the size of the world.</text:p>
      <text:p text:style-name="P3">3. To reset the server.</text:p>
      <text:p text:style-name="P4">4. To allow the import of several cities, <text:span text:style-name="T10">nations/towns,</text:span> <text:span text:style-name="T8">money, </text:span><text:span text:style-name="T14">mcmmo levels</text:span> <text:span text:style-name="T7">and chests/inventories</text:span> from the other server most people are on right now.</text:p>
      <text:p text:style-name="P4">5. To install the following plugins: Advancedban, Brewery, CoreProtect, dynmap, OpenInv, Plan (Player Activity), ProtocolLib, SuperVanish, ActionHouse, economy, Towny, mcmmo, jobs, imageonmap, silkspawners, EconomyShopGUI, Quickshop, <text:span text:style-name="T15">essentials</text:span> <text:span text:style-name="T9">and Autocraft</text:span>.</text:p>
      <text:p text:style-name="P4">6. To keep the current datapacks.</text:p>
      <text:p text:style-name="P4"/>
      <text:p text:style-name="P5">7. To split the People’s Assembly into 2 parts: The People’s Assembly which a serverwide democracy everybody is part of and decides on server matters and the United Nations which takes over the role of making treaties, deciding on war conventions and other roleplay stuff.</text:p>
      <text:p text:style-name="P5">8. To make a new wing of the People’s Assembly which deals with conserving the old history and culture.</text:p>
      <text:p text:style-name="P1"/>
      <text:p text:style-name="P1">And proceeds.</text:p>
      <text:p text:style-name="P1"/>
      <text:p text:style-name="P1">Signed by,</text:p>
      <text:p text:style-name="P7">_<text:span text:style-name="T13">yoran_</text:span></text:p>
      <text:p text:style-name="P6">threebody03</text:p>
      <text:p text:style-name="P6">eldegron</text:p>
      <text:p text:style-name="P6">Emeralda_axe7</text:p>
      <text:p text:style-name="P6">The_Flaming_Guy</text:p>
      <text:p text:style-name="P1"/>
      <text:p text:style-name="P1"/>
      <text:p text:style-name="P1"/>
      <text:p text:style-name="Standard"><text:span text:style-name="T1">[</text:span><text:span text:style-name="T2">Motion 5</text:span><text:span text:style-name="T3">1</text:span><text:span text:style-name="T2">-</text:span><text:span text:style-name="T3">E</text:span><text:span text:style-name="T2">1: The Server</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5-14T19:15:30.726467262</dc:date>
    <meta:editing-duration>PT4H57M33S</meta:editing-duration>
    <meta:editing-cycles>28</meta:editing-cycles>
    <meta:generator>LibreOffice/7.1.3.2$Linux_X86_64 LibreOffice_project/7fefe725e5592600357e1894473a23e841987400</meta:generator>
    <meta:document-statistic meta:table-count="0" meta:image-count="0" meta:object-count="0" meta:page-count="1" meta:paragraph-count="23" meta:word-count="271" meta:character-count="1717" meta:non-whitespace-character-count="1469"/>
  </office:meta>
</office:document-meta>
</file>